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PropertyAccessor.canWrite( EvaluationContext context , @ Nullable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Tag.getConversionService( PageContext 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PropertyAccessor.write( EvaluationContext context , @ Nullable Object target , String name , @ Nullable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PropertyAccessor.JspPropertyAccessor( PageContext 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alTag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Tag.createEvaluationContext( PageContext page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alTag.doEndTa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valTag.setJavaScriptEscape( boolean javaScript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Tag.set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PropertyAccessor.getSpecificTarge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Tag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PropertyAccessor.read( EvaluationContext context , @ Nullable Object targe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PropertyAccessor.resolveImplicitVariabl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alTag.doStartTag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PropertyAccessor.canRead( EvaluationContext context , @ Nullable Object targe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